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gr1" style:family="graphic">
      <style:graphic-properties draw:textarea-horizontal-align="justify" draw:textarea-vertical-align="middle" draw:auto-grow-height="false" fo:min-height="0.187cm" fo:min-width="1.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8.532cm" fo:min-width="0.1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146cm" fo:min-width="1.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2.778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2.826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1.251cm" fo:min-width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1.321cm" fo:min-width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205cm" fo:min-width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1.229cm" fo:min-width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2.175cm" fo:min-width="4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363cm" fo:min-width="2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974cm" fo:min-width="4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2" draw:text-style-name="P2" svg:width="5.187cm" svg:height="2.408cm" svg:x="2.605cm" svg:y="3.955cm"><text:p text:style-name="P2">Declare lis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14" draw:text-style-name="P2" svg:width="6.377cm" svg:height="1.377cm" svg:x="9.405cm" svg:y="7.923cm"><text:p text:style-name="P2"><text:s text:c="11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_0" draw:style-name="gr14" draw:text-style-name="P2" svg:width="6.377cm" svg:height="1.377cm" svg:x="1.97cm" svg:y="1.175cm"><text:p text:style-name="P2"><text:s text:c="16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_0" draw:style-name="gr12" draw:text-style-name="P2" svg:width="5.187cm" svg:height="2.408cm" svg:x="2.949cm" svg:y="11.548cm"><text:p text:style-name="P2"><text:s/>Def sum(list,size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_1" draw:style-name="gr12" draw:text-style-name="P2" svg:width="5.187cm" svg:height="2.408cm" svg:x="2.531cm" svg:y="7.632cm"><text:p text:style-name="P2"><text:s/>Print total = sum(list,len(list)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3_0" draw:style-name="gr13" draw:text-style-name="P2" svg:width="5.028cm" svg:height="2.726cm" svg:x="2.711cm" svg:y="15.252cm"><text:p text:style-name="P2">If sum==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" draw:name="Shape1_3" draw:style-name="gr12" draw:text-style-name="P2" svg:width="5.187cm" svg:height="2.408cm" svg:x="0.593cm" svg:y="19.84cm"><text:p text:style-name="P2">return 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_4" draw:style-name="gr12" draw:text-style-name="P2" svg:width="5.187cm" svg:height="2.408cm" svg:x="7.278cm" svg:y="19.602cm"><text:p text:style-name="P2">Return list[size - 1] + </text:p><text:p text:style-name="P2">sum(list, size - 1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4" draw:style-name="gr11" svg:width="0.107cm" svg:height="1.405cm" svg:x="4.664cm" svg:y="2.5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5" draw:style-name="gr10" svg:width="0.16cm" svg:height="1.377cm" svg:x="4.928cm" svg:y="6.17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6" draw:style-name="gr9" svg:width="0.212cm" svg:height="1.509cm" svg:x="4.981cm" svg:y="10.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7" draw:style-name="gr8" svg:width="0.292cm" svg:height="1.43cm" svg:x="5.034cm" svg:y="13.95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8" draw:style-name="gr7" svg:width="0.366cm" svg:height="3.229cm" svg:x="7.606cm" svg:y="16.57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11" draw:style-name="gr6" svg:width="0.371cm" svg:height="3.176cm" svg:x="2.494cm" svg:y="16.6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4" draw:name="Shape15_0" draw:style-name="gr5" draw:text-style-name="P1" svg:width="0.821cm" svg:height="0.742cm" svg:x="1.674cm" svg:y="17.687cm"><draw:text-box><text:p>True</text:p></draw:text-box></draw:frame><draw:custom-shape text:anchor-type="paragraph" draw:z-index="15" draw:name="Shape9" draw:style-name="gr4" svg:width="1.795cm" svg:height="0.292cm" svg:x="7.717cm" svg:y="8.37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6" draw:name="Shape15_1" draw:style-name="gr3" draw:text-style-name="P1" svg:width="1.371cm" svg:height="0.976cm" svg:x="6.098cm" svg:y="17.819cm"><draw:text-box><text:p>False</text:p></draw:text-box></draw:frame><draw:custom-shape text:anchor-type="paragraph" draw:z-index="17" draw:name="Shape10" draw:style-name="gr2" svg:width="0.345cm" svg:height="9.748cm" svg:x="9.167cm" svg:y="9.85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Shape12" draw:style-name="gr1" svg:width="1.826cm" svg:height="0.371cm" svg:x="7.553cm" svg:y="9.72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7:58:55.247955378</meta:creation-date>
    <dc:date>2021-03-05T18:54:04.499524643</dc:date>
    <meta:editing-duration>PT14M47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